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4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paragraph-properties fo:text-align="center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olumn13" style:family="table-column">
      <style:table-column-properties style:column-width="1.8777in"/>
    </style:style>
    <style:style style:name="TableColumn14" style:family="table-column">
      <style:table-column-properties style:column-width="0.0458in"/>
    </style:style>
    <style:style style:name="TableColumn15" style:family="table-column">
      <style:table-column-properties style:column-width="2.1659in"/>
    </style:style>
    <style:style style:name="TableColumn16" style:family="table-column">
      <style:table-column-properties style:column-width="2.2104in"/>
    </style:style>
    <style:style style:name="Table12" style:family="table">
      <style:table-properties style:width="6.3in" fo:margin-left="0in" table:align="left"/>
    </style:style>
    <style:style style:name="TableRow17" style:family="table-row">
      <style:table-row-properties style:min-row-height="0.5159in"/>
    </style:style>
    <style:style style:name="TableCell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ableRow26" style:family="table-row">
      <style:table-row-properties style:min-row-height="1.1868in"/>
    </style:style>
    <style:style style:name="TableCell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Cell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31" style:family="table-row">
      <style:table-row-properties style:min-row-height="1.1694in"/>
    </style:style>
    <style:style style:name="TableCell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Cell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36" style:family="table-row">
      <style:table-row-properties style:min-row-height="1.5131in"/>
    </style:style>
    <style:style style:name="TableCell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Cell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41" style:family="table-row">
      <style:table-row-properties style:min-row-height="1.5131in"/>
    </style:style>
    <style:style style:name="TableCell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ableCell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49" style:family="table-column">
      <style:table-column-properties style:column-width="1.534in"/>
    </style:style>
    <style:style style:name="TableColumn50" style:family="table-column">
      <style:table-column-properties style:column-width="2.5451in"/>
    </style:style>
    <style:style style:name="TableColumn51" style:family="table-column">
      <style:table-column-properties style:column-width="2.209in"/>
    </style:style>
    <style:style style:name="Table48" style:family="table">
      <style:table-properties style:width="6.2881in" fo:margin-left="0in" table:align="left"/>
    </style:style>
    <style:style style:name="TableRow52" style:family="table-row">
      <style:table-row-properties style:min-row-height="0.4423in"/>
    </style:style>
    <style:style style:name="TableCell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ableCell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TableCell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TableRow59" style:family="table-row">
      <style:table-row-properties style:min-row-height="1.0173in"/>
    </style:style>
    <style:style style:name="TableCell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63" style:family="table-row">
      <style:table-row-properties style:min-row-height="1.0027in"/>
    </style:style>
    <style:style style:name="TableCell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67" style:family="table-row">
      <style:table-row-properties style:min-row-height="1.0173in"/>
    </style:style>
    <style:style style:name="TableCell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70" style:parent-style-name="Policepardéfaut" style:family="text">
      <style:text-properties fo:font-weight="bold" style:font-weight-asian="bold" style:font-weight-complex="bold"/>
    </style:style>
    <style:style style:name="TableCell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72" style:family="table-row">
      <style:table-row-properties style:min-row-height="1.0173in"/>
    </style:style>
    <style:style style:name="TableCell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76" style:family="table-row">
      <style:table-row-properties style:min-row-height="1.0027in"/>
    </style:style>
    <style:style style:name="TableCell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80" style:family="table-row">
      <style:table-row-properties style:min-row-height="1.0173in"/>
    </style:style>
    <style:style style:name="TableCell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84" style:family="table-row">
      <style:table-row-properties style:min-row-height="1.0027in"/>
    </style:style>
    <style:style style:name="TableCell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</office:automatic-styles>
  <office:body>
    <office:text text:use-soft-page-breaks="true">
      <text:p text:style-name="P1">Module :</text:p>
      <text:p text:style-name="P2">Introduction aux systèmes d’information</text:p>
      <text:p text:style-name="P3">Semestre 5 Parcours MIAGE</text:p>
      <text:p text:style-name="P4"/>
      <text:p text:style-name="Normal">Modalités évaluation : Contrôle continu 50% de la moyenne + 50% Examen de deux heures<text:s/></text:p>
      <text:p text:style-name="P5">Détail du contrôle continu : <text:s text:c="3"/>( Utilisation de L’IA permise)</text:p>
      <text:p text:style-name="P6"><text:span text:style-name="T7">Le<text:s/></text:span><text:span text:style-name="T8">portfolio numérique doit être présenté comme le livrable principal du module<text:s/></text:span><text:span text:style-name="T9">Introduction aux systèmes d’informations</text:span><text:span text:style-name="T10">.</text:span>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header-rows>
          <table:table-row table:style-name="TableRow17">
            <table:table-cell table:style-name="TableCell18">
              <text:p text:style-name="P19">Consigne</text:p>
            </table:table-cell>
            <table:table-cell table:style-name="TableCell20">
              <text:p text:style-name="P21"/>
            </table:table-cell>
            <table:table-cell table:style-name="TableCell22">
              <text:p text:style-name="P23">Compétence visée</text:p>
            </table:table-cell>
            <table:table-cell table:style-name="TableCell24">
              <text:p text:style-name="P25">Critères de réussite</text:p>
            </table:table-cell>
          </table:table-row>
        </table:table-header-rows>
        <table:table-row table:style-name="TableRow26">
          <table:table-cell table:style-name="TableCell27">
            <text:p text:style-name="Normal">Tous les travaux doivent être déposés dans un portfolio numérique.</text:p>
          </table:table-cell>
          <table:table-cell table:style-name="TableCell28">
            <text:p text:style-name="Normal"/>
          </table:table-cell>
          <table:table-cell table:style-name="TableCell29">
            <text:p text:style-name="Normal">Organiser et<text:s/>centraliser ses productions dans un espace numérique structuré.</text:p>
          </table:table-cell>
          <table:table-cell table:style-name="TableCell30">
            <text:p text:style-name="Normal">Le portfolio contient tous les travaux demandés, organisés de manière claire et accessible.</text:p>
          </table:table-cell>
        </table:table-row>
        <table:table-row table:style-name="TableRow31">
          <table:table-cell table:style-name="TableCell32">
            <text:p text:style-name="Normal">Hébergement gratuit sur Github ou autre plateforme.</text:p>
          </table:table-cell>
          <table:table-cell table:style-name="TableCell33">
            <text:p text:style-name="Normal"/>
          </table:table-cell>
          <table:table-cell table:style-name="TableCell34">
            <text:p text:style-name="Normal">Publier et mettre en ligne un site web en utilisant un service d’hébergement adapté.</text:p>
          </table:table-cell>
          <table:table-cell table:style-name="TableCell35">
            <text:p text:style-name="Normal">Le site est accessible en ligne via une URL valide et fonctionne correctement.</text:p>
          </table:table-cell>
        </table:table-row>
        <table:table-row table:style-name="TableRow36">
          <table:table-cell table:style-name="TableCell37">
            <text:p text:style-name="Normal">Utilisation des commandes Git pour assurer les Commits (les Mises à jour) du portfolio.</text:p>
          </table:table-cell>
          <table:table-cell table:style-name="TableCell38">
            <text:p text:style-name="Normal"/>
          </table:table-cell>
          <table:table-cell table:style-name="TableCell39">
            <text:p text:style-name="Normal">Maîtriser les bases du versionnage de code<text:s/>avec Git (init, add, commit, push, pull).</text:p>
          </table:table-cell>
          <table:table-cell table:style-name="TableCell40">
            <text:p text:style-name="Normal">Les mises à jour du portfolio sont régulièrement suivies par des commits clairs et datés.</text:p>
          </table:table-cell>
        </table:table-row>
        <table:table-row table:style-name="TableRow41">
          <table:table-cell table:style-name="TableCell42">
            <text:p text:style-name="Normal">Tous les portfolios seront codés à la main sans utilisation de CMS.</text:p>
          </table:table-cell>
          <table:table-cell table:style-name="TableCell43">
            <text:p text:style-name="Normal"/>
          </table:table-cell>
          <table:table-cell table:style-name="TableCell44">
            <text:p text:style-name="Normal">Développer un site web statique en HTML, CSS et<text:s/>JavaScript( utilisation de L’IA permise).</text:p>
          </table:table-cell>
          <table:table-cell table:style-name="TableCell45">
            <text:p text:style-name="Normal">Le code source du site est rédigé manuellement, lisible et respecte les standards du web (HTML5, CSS3, JS).</text:p>
          </table:table-cell>
        </table:table-row>
      </table:table>
      <text:p text:style-name="P46"/>
      <text:soft-page-break/>
      <text:p text:style-name="P47">Contenu du portfolio</text:p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</table:table-columns>
        <table:table-header-rows>
          <table:table-row table:style-name="TableRow52">
            <table:table-cell table:style-name="TableCell53">
              <text:p text:style-name="P54">Consigne</text:p>
            </table:table-cell>
            <table:table-cell table:style-name="TableCell55">
              <text:p text:style-name="P56">Compétence visée</text:p>
            </table:table-cell>
            <table:table-cell table:style-name="TableCell57">
              <text:p text:style-name="P58">Critères de réussite</text:p>
            </table:table-cell>
          </table:table-row>
        </table:table-header-rows>
        <table:table-row table:style-name="TableRow59">
          <table:table-cell table:style-name="TableCell60">
            <text:p text:style-name="Normal">Rubrique 1 : déposer les Travaux demandés</text:p>
          </table:table-cell>
          <table:table-cell table:style-name="TableCell61">
            <text:p text:style-name="Normal">Gérer et organiser ses productions académiques.</text:p>
            <text:p text:style-name="Normal">Déposer tous les dossiers réalisés en classe</text:p>
          </table:table-cell>
          <table:table-cell table:style-name="TableCell62">
            <text:p text:style-name="Normal">Tous les travaux demandés sont déposés, complets et correctement nommés.</text:p>
          </table:table-cell>
        </table:table-row>
        <table:table-row table:style-name="TableRow63">
          <table:table-cell table:style-name="TableCell64">
            <text:p text:style-name="Normal">Rubrique 2 : déposer les Notes de cours individuel</text:p>
          </table:table-cell>
          <table:table-cell table:style-name="TableCell65">
            <text:p text:style-name="Normal">Développer une<text:s/>autonomie dans la prise de notes et la gestion des ressources personnelles.</text:p>
          </table:table-cell>
          <table:table-cell table:style-name="TableCell66">
            <text:p text:style-name="Normal">Les notes de cours sont claires, structurées et accessibles.</text:p>
          </table:table-cell>
        </table:table-row>
        <table:table-row table:style-name="TableRow67">
          <table:table-cell table:style-name="TableCell68">
            <text:p text:style-name="Normal">Rubrique 3 : Documents d'un système d'information</text:p>
          </table:table-cell>
          <table:table-cell table:style-name="TableCell69">
            <text:p text:style-name="Normal">Identifier,<text:span text:style-name="T70"><text:s/>Rédiger</text:span><text:s/>et organiser des documents liés à un système d’information.</text:p>
          </table:table-cell>
          <table:table-cell table:style-name="TableCell71">
            <text:p text:style-name="Normal">Les documents sont rédigés, classés et bien présentés.</text:p>
          </table:table-cell>
        </table:table-row>
        <table:table-row table:style-name="TableRow72">
          <table:table-cell table:style-name="TableCell73">
            <text:p text:style-name="Normal">Rubrique 4 : Les certifications</text:p>
          </table:table-cell>
          <table:table-cell table:style-name="TableCell74">
            <text:p text:style-name="Normal">Valoriser quelques compétences par des attestations ou certifications obtenues.</text:p>
          </table:table-cell>
          <table:table-cell table:style-name="TableCell75">
            <text:p text:style-name="Normal">Les certificats sont déposés en format lisible (PDF ou image) et<text:s/>correctement identifiés.</text:p>
          </table:table-cell>
        </table:table-row>
        <table:table-row table:style-name="TableRow76">
          <table:table-cell table:style-name="TableCell77">
            <text:p text:style-name="Normal">Rubrique 5 : Le projet final</text:p>
          </table:table-cell>
          <table:table-cell table:style-name="TableCell78">
            <text:p text:style-name="Normal">Concevoir et réaliser un projet numérique intégrant les compétences acquises.</text:p>
          </table:table-cell>
          <table:table-cell table:style-name="TableCell79">
            <text:p text:style-name="Normal">Le projet est réalisé, documenté et présenté de manière professionnelle.</text:p>
          </table:table-cell>
        </table:table-row>
        <table:table-row table:style-name="TableRow80">
          <table:table-cell table:style-name="TableCell81">
            <text:p text:style-name="Normal">Rubrique 6 : Diaporama pour la soutenance</text:p>
          </table:table-cell>
          <table:table-cell table:style-name="TableCell82">
            <text:p text:style-name="Normal">Synthétiser et présenter un projet de manière claire et professionnelle.</text:p>
          </table:table-cell>
          <table:table-cell table:style-name="TableCell83">
            <text:p text:style-name="Normal">Le diaporama est structuré, visuellement lisible et adapté à une présentation orale.</text:p>
          </table:table-cell>
        </table:table-row>
        <table:table-row table:style-name="TableRow84">
          <table:table-cell table:style-name="TableCell85">
            <text:p text:style-name="Normal">Rubrique 7 : Autres ressources</text:p>
          </table:table-cell>
          <table:table-cell table:style-name="TableCell86">
            <text:p text:style-name="Normal">Développer une capacité de veille et d’enrichissement personnel par<text:s/>des ressources complémentaires.</text:p>
          </table:table-cell>
          <table:table-cell table:style-name="TableCell87">
            <text:p text:style-name="Normal">Les ressources ajoutées sont pertinentes, variées et correctement référencées.</text:p>
          </table:table-cell>
        </table:table-row>
      </table:table>
      <text:p text:style-name="Normal"/>
      <text:p text:style-name="Normal"/>
      <text:p text:style-name="Normal"/>
      <text:p text:style-name="Normal"><text:s text:c="24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ergui Anis</meta:initial-creator>
    <dc:creator>Rafael Rodrigues</dc:creator>
    <meta:creation-date>2025-10-09T08:01:00Z</meta:creation-date>
    <dc:date>2025-10-09T08:01:00Z</dc:date>
    <meta:template xlink:href="Normal" xlink:type="simple"/>
    <meta:editing-cycles>2</meta:editing-cycles>
    <meta:editing-duration>PT0S</meta:editing-duration>
    <meta:document-statistic meta:page-count="2" meta:paragraph-count="5" meta:word-count="443" meta:character-count="2876" meta:row-count="20" meta:non-whitespace-character-count="2438"/>
  </office:meta>
</office:document-meta>
</file>